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cae" officeooo:paragraph-rsid="000ddcae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AnjaliOldLipi" officeooo:rsid="000ddcae" officeooo:paragraph-rsid="000ddca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ystem V Shared Memory IPC</text:span><text:line-break/></text:p>
      <text:list xml:id="list1944526470" text:style-name="L1">
        <text:list-item>
          <text:p text:style-name="P2">Shared memory allows two or more processes to share the same region (usually referred to as a segment) of physical memory.</text:p>
        </text:list-item>
        <text:list-item>
          <text:p text:style-name="P2">No kernel intervention is required for this IPC, Hence it is the fastest IPC mechanism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3:50:20.671686557</meta:creation-date>
    <dc:date>2021-01-09T14:01:27.115077238</dc:date>
    <meta:editing-duration>PT56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4" meta:word-count="44" meta:character-count="242" meta:non-whitespace-character-count="203"/>
  </office:meta>
</office:document-meta>
</file>